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0.3951in" style:rel-column-width="3739*"/>
    </style:style>
    <style:style style:name="Table1.B" style:family="table-column">
      <style:table-column-properties style:column-width="0.4486in" style:rel-column-width="4245*"/>
    </style:style>
    <style:style style:name="Table1.C" style:family="table-column">
      <style:table-column-properties style:column-width="1.6069in" style:rel-column-width="15207*"/>
    </style:style>
    <style:style style:name="Table1.D" style:family="table-column">
      <style:table-column-properties style:column-width="3.5938in" style:rel-column-width="34009*"/>
    </style:style>
    <style:style style:name="Table1.E" style:family="table-column">
      <style:table-column-properties style:column-width="0.3438in" style:rel-column-width="3253*"/>
    </style:style>
    <style:style style:name="Table1.F" style:family="table-column">
      <style:table-column-properties style:column-width="0.5368in" style:rel-column-width="5082*"/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fo:background-color="#000000">
        <style:background-image/>
      </style:table-row-properties>
    </style:style>
    <style:style style:name="Table1.A3" style:family="table-cell" style:data-style-name="N0">
      <style:table-cell-properties style:vertical-align="middle" fo:background-color="#ffffff" fo:padding="0.0194in" fo:border="none">
        <style:background-image/>
      </style:table-cell-properties>
    </style:style>
    <style:style style:name="Table1.C3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1.A4" style:family="table-cell" style:data-style-name="N0">
      <style:table-cell-properties style:vertical-align="middle" fo:background-color="#dddddd" fo:padding="0.0194in" fo:border="none">
        <style:background-image/>
      </style:table-cell-properties>
    </style:style>
    <style:style style:name="Table1.C4" style:family="table-cell">
      <style:table-cell-properties style:vertical-align="middle" fo:background-color="#dddddd" fo:padding="0.0194in" fo:border="none">
        <style:background-image/>
      </style:table-cell-properties>
    </style:style>
    <style:style style:name="Table2" style:family="table">
      <style:table-properties style:width="6.925in" style:rel-width="100%" table:align="left"/>
    </style:style>
    <style:style style:name="Table2.A" style:family="table-column">
      <style:table-column-properties style:column-width="0.4611in" style:rel-column-width="4361*"/>
    </style:style>
    <style:style style:name="Table2.B" style:family="table-column">
      <style:table-column-properties style:column-width="0.4507in" style:rel-column-width="4262*"/>
    </style:style>
    <style:style style:name="Table2.C" style:family="table-column">
      <style:table-column-properties style:column-width="1.6326in" style:rel-column-width="15451*"/>
    </style:style>
    <style:style style:name="Table2.D" style:family="table-column">
      <style:table-column-properties style:column-width="3.4979in" style:rel-column-width="33100*"/>
    </style:style>
    <style:style style:name="Table2.E" style:family="table-column">
      <style:table-column-properties style:column-width="0.3451in" style:rel-column-width="3265*"/>
    </style:style>
    <style:style style:name="Table2.F" style:family="table-column">
      <style:table-column-properties style:column-width="0.5382in" style:rel-column-width="5093*"/>
    </style:style>
    <style:style style:name="Table2.A1" style:family="table-cell">
      <style:table-cell-properties style:vertical-align="middle" fo:padding="0.0194in" fo:border="none"/>
    </style:style>
    <style:style style:name="Table2.2" style:family="table-row">
      <style:table-row-properties fo:background-color="#000000">
        <style:background-image/>
      </style:table-row-properties>
    </style:style>
    <style:style style:name="Table2.A3" style:family="table-cell" style:data-style-name="N0">
      <style:table-cell-properties style:vertical-align="middle" fo:background-color="#ffffff" fo:padding="0.0194in" fo:border="none">
        <style:background-image/>
      </style:table-cell-properties>
    </style:style>
    <style:style style:name="Table2.C3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2.A4" style:family="table-cell" style:data-style-name="N0">
      <style:table-cell-properties style:vertical-align="middle" fo:background-color="#dddddd" fo:padding="0.0194in" fo:border="none">
        <style:background-image/>
      </style:table-cell-properties>
    </style:style>
    <style:style style:name="Table2.C4" style:family="table-cell">
      <style:table-cell-properties style:vertical-align="middle" fo:background-color="#dddddd" fo:padding="0.0194in" fo:border="none">
        <style:background-image/>
      </style:table-cell-properties>
    </style:style>
    <style:style style:name="P1" style:family="paragraph" style:parent-style-name="Text_20_body">
      <style:paragraph-properties fo:padding-left="0in" fo:padding-right="0in" fo:padding-top="0in" fo:padding-bottom="0.028in" fo:border-left="none" fo:border-right="none" fo:border-top="none" fo:border-bottom="0.0138in solid #000000"/>
      <style:text-properties fo:font-size="12pt" style:font-size-asian="12pt" style:font-size-complex="12pt"/>
    </style:style>
    <style:style style:name="P2" style:family="paragraph" style:parent-style-name="Text_20_body">
      <style:paragraph-properties fo:margin-top="0in" fo:margin-bottom="0in"/>
      <style:text-properties fo:font-size="10pt"/>
    </style:style>
    <style:style style:name="P3" style:family="paragraph" style:parent-style-name="Text_20_body" style:master-page-name="Standard">
      <style:paragraph-properties style:page-number="auto" fo:padding="0.0291in" fo:border-left="none" fo:border-right="none" fo:border-top="none" fo:border-bottom="0.0138in solid #000000" style:join-border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Text_20_body">Name: <text:span text:style-name="T2">Joshua Burkhart</text:span>   </text:p>
      <text:p text:style-name="Text_20_body">Company: <text:span text:style-name="T2">Blue</text:span> <text:span text:style-name="T2">Medora </text:span></text:p>
      <text:p text:style-name="Text_20_body">Journal date: <text:span text:style-name="T3">8.1</text:span><text:span text:style-name="T2">.2010 </text:span></text:p>
      <text:p text:style-name="Text_20_body">Journal period - FROM: <text:span text:style-name="T2">7.17.2010</text:span> TO: <text:span text:style-name="T2">7.29.2010 </text:span></text:p>
      <text:p text:style-name="P1">Total hours worked this period: <text:span text:style-name="T2">70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Table_20_Contents">Thu 07/29/201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Table_20_Contents">Start</text:p>
          </table:table-cell>
          <table:table-cell table:style-name="Table1.A1" office:value-type="string">
            <text:p text:style-name="Table_20_Contents">Stop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3" office:value-type="float" office:value="1230">
            <text:p text:style-name="Table_20_Contents">1230</text:p>
          </table:table-cell>
          <table:table-cell table:style-name="Table1.A3" office:value-type="float" office:value="1700">
            <text:p text:style-name="Table_20_Contents">1700</text:p>
          </table:table-cell>
          <table:table-cell table:style-name="Table1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3" office:value-type="string">
            <text:p text:style-name="Table_20_Contents"><text:line-break/>testing linux TEMS </text:p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float" office:value="1200">
            <text:p text:style-name="Table_20_Contents">1200</text:p>
          </table:table-cell>
          <table:table-cell table:style-name="Table1.A4" office:value-type="float" office:value="1230">
            <text:p text:style-name="Table_20_Contents">1230</text:p>
          </table:table-cell>
          <table:table-cell table:style-name="Table1.C4" office:value-type="string">
            <text:p text:style-name="Table_20_Contents"><text:a xlink:type="simple" xlink:href="http://cgi-bin/twiki/view/Atomic/bluePersonal" office:target-frame-name="_blank" xlink:show="new"/></text:p>
          </table:table-cell>
          <table:table-cell table:style-name="Table1.C4" office:value-type="string">
            <text:p text:style-name="Table_20_Contents"><text:line-break/>lunch  </text:p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3" office:value-type="float" office:value="1000">
            <text:p text:style-name="Table_20_Contents">1000</text:p>
          </table:table-cell>
          <table:table-cell table:style-name="Table1.A3" office:value-type="float" office:value="1200">
            <text:p text:style-name="Table_20_Contents">1200</text:p>
          </table:table-cell>
          <table:table-cell table:style-name="Table1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3" office:value-type="string">
            <text:p text:style-name="Table_20_Contents"><text:line-break/>worked on setting up linux TEMS </text:p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float" office:value="945">
            <text:p text:style-name="Table_20_Contents">945</text:p>
          </table:table-cell>
          <table:table-cell table:style-name="Table1.A4" office:value-type="float" office:value="1000">
            <text:p text:style-name="Table_20_Contents">1000</text:p>
          </table:table-cell>
          <table:table-cell table:style-name="Table1.C4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4" office:value-type="string">
            <text:p text:style-name="Table_20_Contents"><text:line-break/>status meeting </text:p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3" office:value-type="float" office:value="930">
            <text:p text:style-name="Table_20_Contents">930</text:p>
          </table:table-cell>
          <table:table-cell table:style-name="Table1.A3" office:value-type="float" office:value="945">
            <text:p text:style-name="Table_20_Contents">945</text:p>
          </table:table-cell>
          <table:table-cell table:style-name="Table1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3" office:value-type="string">
            <text:p text:style-name="Table_20_Contents"><text:line-break/>status meeting </text:p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float" office:value="815">
            <text:p text:style-name="Table_20_Contents">815</text:p>
          </table:table-cell>
          <table:table-cell table:style-name="Table1.A4" office:value-type="float" office:value="930">
            <text:p text:style-name="Table_20_Contents">930</text:p>
          </table:table-cell>
          <table:table-cell table:style-name="Table1.C4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4" office:value-type="string">
            <text:p text:style-name="Table_20_Contents"><text:line-break/>worked on \\\'bowser\\\' vm </text:p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1" table:number-columns-spanned="6" office:value-type="string">
            <text:p text:style-name="Table_20_Contents">Wed 07/28/201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Table_20_Contents">Start</text:p>
          </table:table-cell>
          <table:table-cell table:style-name="Table1.A1" office:value-type="string">
            <text:p text:style-name="Table_20_Contents">Stop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3" office:value-type="float" office:value="1230">
            <text:p text:style-name="Table_20_Contents">1230</text:p>
          </table:table-cell>
          <table:table-cell table:style-name="Table1.A3" office:value-type="float" office:value="1700">
            <text:p text:style-name="Table_20_Contents">1700</text:p>
          </table:table-cell>
          <table:table-cell table:style-name="Table1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3" office:value-type="string">
            <text:p text:style-name="Table_20_Contents"><text:line-break/>worked on testing linux TEMS, creating \'bowser\' vm </text:p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float" office:value="1200">
            <text:p text:style-name="Table_20_Contents">1200</text:p>
          </table:table-cell>
          <table:table-cell table:style-name="Table1.A4" office:value-type="float" office:value="1230">
            <text:p text:style-name="Table_20_Contents">1230</text:p>
          </table:table-cell>
          <table:table-cell table:style-name="Table1.C4" office:value-type="string">
            <text:p text:style-name="Table_20_Contents"><text:a xlink:type="simple" xlink:href="http://cgi-bin/twiki/view/Atomic/bluePersonal" office:target-frame-name="_blank" xlink:show="new"/></text:p>
          </table:table-cell>
          <table:table-cell table:style-name="Table1.C4" office:value-type="string">
            <text:p text:style-name="Table_20_Contents"><text:line-break/>lunch </text:p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3" office:value-type="float" office:value="930">
            <text:p text:style-name="Table_20_Contents">930</text:p>
          </table:table-cell>
          <table:table-cell table:style-name="Table1.A3" office:value-type="float" office:value="1200">
            <text:p text:style-name="Table_20_Contents">1200</text:p>
          </table:table-cell>
          <table:table-cell table:style-name="Table1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3" office:value-type="string">
            <text:p text:style-name="Table_20_Contents"><text:line-break/>worked on testing linux TEMS </text:p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float" office:value="915">
            <text:p text:style-name="Table_20_Contents">915</text:p>
          </table:table-cell>
          <table:table-cell table:style-name="Table1.A4" office:value-type="float" office:value="930">
            <text:p text:style-name="Table_20_Contents">930</text:p>
          </table:table-cell>
          <table:table-cell table:style-name="Table1.C4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4" office:value-type="string">
            <text:p text:style-name="Table_20_Contents"><text:line-break/>status meeting </text:p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3" office:value-type="float" office:value="815">
            <text:p text:style-name="Table_20_Contents">815</text:p>
          </table:table-cell>
          <table:table-cell table:style-name="Table1.A3" office:value-type="float" office:value="915">
            <text:p text:style-name="Table_20_Contents">915</text:p>
          </table:table-cell>
          <table:table-cell table:style-name="Table1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3" office:value-type="string">
            <text:p text:style-name="Table_20_Contents"><text:line-break/>worked on finishing SVT on AIX, BVT on Windows </text:p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1" table:number-columns-spanned="6" office:value-type="string">
            <text:p text:style-name="Table_20_Contents">Tue 07/27/201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Table_20_Contents">Start</text:p>
          </table:table-cell>
          <table:table-cell table:style-name="Table1.A1" office:value-type="string">
            <text:p text:style-name="Table_20_Contents">Stop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3" office:value-type="float" office:value="1230">
            <text:p text:style-name="Table_20_Contents">1230</text:p>
          </table:table-cell>
          <table:table-cell table:style-name="Table1.A3" office:value-type="float" office:value="1700">
            <text:p text:style-name="Table_20_Contents">1700</text:p>
          </table:table-cell>
          <table:table-cell table:style-name="Table1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3" office:value-type="string">
            <text:p text:style-name="Table_20_Contents"><text:line-break/>worked on SVT / BVT </text:p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float" office:value="1200">
            <text:p text:style-name="Table_20_Contents">1200</text:p>
          </table:table-cell>
          <table:table-cell table:style-name="Table1.A4" office:value-type="float" office:value="1230">
            <text:p text:style-name="Table_20_Contents">1230</text:p>
          </table:table-cell>
          <table:table-cell table:style-name="Table1.C4" office:value-type="string">
            <text:p text:style-name="Table_20_Contents"><text:a xlink:type="simple" xlink:href="http://cgi-bin/twiki/view/Atomic/bluePersonal" office:target-frame-name="_blank" xlink:show="new"/></text:p>
          </table:table-cell>
          <table:table-cell table:style-name="Table1.C4" office:value-type="string">
            <text:p text:style-name="Table_20_Contents"><text:line-break/>lunch </text:p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3" office:value-type="float" office:value="930">
            <text:p text:style-name="Table_20_Contents">930</text:p>
          </table:table-cell>
          <table:table-cell table:style-name="Table1.A3" office:value-type="float" office:value="1200">
            <text:p text:style-name="Table_20_Contents">1200</text:p>
          </table:table-cell>
          <table:table-cell table:style-name="Table1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3" office:value-type="string">
            <text:p text:style-name="Table_20_Contents"><text:line-break/>worked on SVT, CVT testing </text:p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ext:soft-page-break/>
        <table:table-row>
          <table:table-cell table:style-name="Table1.A4" office:value-type="float" office:value="915">
            <text:p text:style-name="Table_20_Contents">915</text:p>
          </table:table-cell>
          <table:table-cell table:style-name="Table1.A4" office:value-type="float" office:value="930">
            <text:p text:style-name="Table_20_Contents">930</text:p>
          </table:table-cell>
          <table:table-cell table:style-name="Table1.C4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4" office:value-type="string">
            <text:p text:style-name="Table_20_Contents"><text:line-break/>status meeting </text:p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3" office:value-type="float" office:value="815">
            <text:p text:style-name="Table_20_Contents">815</text:p>
          </table:table-cell>
          <table:table-cell table:style-name="Table1.A3" office:value-type="float" office:value="915">
            <text:p text:style-name="Table_20_Contents">915</text:p>
          </table:table-cell>
          <table:table-cell table:style-name="Table1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3" office:value-type="string">
            <text:p text:style-name="Table_20_Contents"><text:line-break/>worked on SVT for AIX </text:p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1" table:number-columns-spanned="6" office:value-type="string">
            <text:p text:style-name="Table_20_Contents">Mon 07/26/201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Table_20_Contents">Start</text:p>
          </table:table-cell>
          <table:table-cell table:style-name="Table1.A1" office:value-type="string">
            <text:p text:style-name="Table_20_Contents">Stop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3" office:value-type="float" office:value="1230">
            <text:p text:style-name="Table_20_Contents">1230</text:p>
          </table:table-cell>
          <table:table-cell table:style-name="Table1.A3" office:value-type="float" office:value="1715">
            <text:p text:style-name="Table_20_Contents">1715</text:p>
          </table:table-cell>
          <table:table-cell table:style-name="Table1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3" office:value-type="string">
            <text:p text:style-name="Table_20_Contents"><text:line-break/>worked on SVT and BVT testing </text:p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float" office:value="1200">
            <text:p text:style-name="Table_20_Contents">1200</text:p>
          </table:table-cell>
          <table:table-cell table:style-name="Table1.A4" office:value-type="float" office:value="1230">
            <text:p text:style-name="Table_20_Contents">1230</text:p>
          </table:table-cell>
          <table:table-cell table:style-name="Table1.C4" office:value-type="string">
            <text:p text:style-name="Table_20_Contents"><text:a xlink:type="simple" xlink:href="http://cgi-bin/twiki/view/Atomic/bluePersonal" office:target-frame-name="_blank" xlink:show="new"/></text:p>
          </table:table-cell>
          <table:table-cell table:style-name="Table1.C4" office:value-type="string">
            <text:p text:style-name="Table_20_Contents"><text:line-break/>lunch </text:p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3" office:value-type="float" office:value="945">
            <text:p text:style-name="Table_20_Contents">945</text:p>
          </table:table-cell>
          <table:table-cell table:style-name="Table1.A3" office:value-type="float" office:value="1200">
            <text:p text:style-name="Table_20_Contents">1200</text:p>
          </table:table-cell>
          <table:table-cell table:style-name="Table1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3" office:value-type="string">
            <text:p text:style-name="Table_20_Contents"><text:line-break/>worked on CVT / SVT </text:p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float" office:value="930">
            <text:p text:style-name="Table_20_Contents">930</text:p>
          </table:table-cell>
          <table:table-cell table:style-name="Table1.A4" office:value-type="float" office:value="945">
            <text:p text:style-name="Table_20_Contents">945</text:p>
          </table:table-cell>
          <table:table-cell table:style-name="Table1.C4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4" office:value-type="string">
            <text:p text:style-name="Table_20_Contents"><text:line-break/>status meeting </text:p>
          </table:table-cell>
          <table:table-cell table:style-name="Table1.C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3" office:value-type="float" office:value="815">
            <text:p text:style-name="Table_20_Contents">815</text:p>
          </table:table-cell>
          <table:table-cell table:style-name="Table1.A3" office:value-type="float" office:value="930">
            <text:p text:style-name="Table_20_Contents">930</text:p>
          </table:table-cell>
          <table:table-cell table:style-name="Table1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1.C3" office:value-type="string">
            <text:p text:style-name="Table_20_Contents"><text:line-break/>finished CVT on AIX, worked on SVT on Linux </text:p>
          </table:table-cell>
          <table:table-cell table:style-name="Table1.C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6" office:value-type="string">
            <text:p text:style-name="Table_20_Contents">Fri 07/23/201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Table_20_Contents">Start</text:p>
          </table:table-cell>
          <table:table-cell table:style-name="Table2.A1" office:value-type="string">
            <text:p text:style-name="Table_20_Contents">Stop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2.A3" office:value-type="float" office:value="1230">
            <text:p text:style-name="Table_20_Contents">1230</text:p>
          </table:table-cell>
          <table:table-cell table:style-name="Table2.A3" office:value-type="float" office:value="1730">
            <text:p text:style-name="Table_20_Contents">1730</text:p>
          </table:table-cell>
          <table:table-cell table:style-name="Table2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3" office:value-type="string">
            <text:p text:style-name="Table_20_Contents"><text:line-break/>SVT and CVT testing </text:p>
          </table:table-cell>
          <table:table-cell table:style-name="Table2.C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</table:table-row>
        <table:table-row>
          <table:table-cell table:style-name="Table2.A4" office:value-type="float" office:value="1145">
            <text:p text:style-name="Table_20_Contents">1145</text:p>
          </table:table-cell>
          <table:table-cell table:style-name="Table2.A4" office:value-type="float" office:value="1230">
            <text:p text:style-name="Table_20_Contents">1230</text:p>
          </table:table-cell>
          <table:table-cell table:style-name="Table2.C4" office:value-type="string">
            <text:p text:style-name="Table_20_Contents"><text:a xlink:type="simple" xlink:href="http://cgi-bin/twiki/view/Atomic/bluePersonal" office:target-frame-name="_blank" xlink:show="new"/></text:p>
          </table:table-cell>
          <table:table-cell table:style-name="Table2.C4" office:value-type="string">
            <text:p text:style-name="Table_20_Contents"><text:line-break/>lunch </text:p>
          </table:table-cell>
          <table:table-cell table:style-name="Table2.C4" office:value-type="string">
            <text:p text:style-name="Table_20_Contents"/>
          </table:table-cell>
          <table:table-cell table:style-name="Table2.C4" office:value-type="string">
            <text:p text:style-name="Table_20_Contents"/>
          </table:table-cell>
        </table:table-row>
        <table:table-row>
          <table:table-cell table:style-name="Table2.A3" office:value-type="float" office:value="930">
            <text:p text:style-name="Table_20_Contents">930</text:p>
          </table:table-cell>
          <table:table-cell table:style-name="Table2.A3" office:value-type="float" office:value="1145">
            <text:p text:style-name="Table_20_Contents">1145</text:p>
          </table:table-cell>
          <table:table-cell table:style-name="Table2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3" office:value-type="string">
            <text:p text:style-name="Table_20_Contents"><text:line-break/>CVT testing multiple OS\'s </text:p>
          </table:table-cell>
          <table:table-cell table:style-name="Table2.C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</table:table-row>
        <table:table-row>
          <table:table-cell table:style-name="Table2.A4" office:value-type="float" office:value="915">
            <text:p text:style-name="Table_20_Contents">915</text:p>
          </table:table-cell>
          <table:table-cell table:style-name="Table2.A4" office:value-type="float" office:value="930">
            <text:p text:style-name="Table_20_Contents">930</text:p>
          </table:table-cell>
          <table:table-cell table:style-name="Table2.C4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4" office:value-type="string">
            <text:p text:style-name="Table_20_Contents"><text:line-break/>status meeting </text:p>
          </table:table-cell>
          <table:table-cell table:style-name="Table2.C4" office:value-type="string">
            <text:p text:style-name="Table_20_Contents"/>
          </table:table-cell>
          <table:table-cell table:style-name="Table2.C4" office:value-type="string">
            <text:p text:style-name="Table_20_Contents"/>
          </table:table-cell>
        </table:table-row>
        <table:table-row>
          <table:table-cell table:style-name="Table2.A3" office:value-type="float" office:value="830">
            <text:p text:style-name="Table_20_Contents">830</text:p>
          </table:table-cell>
          <table:table-cell table:style-name="Table2.A3" office:value-type="float" office:value="915">
            <text:p text:style-name="Table_20_Contents">915</text:p>
          </table:table-cell>
          <table:table-cell table:style-name="Table2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3" office:value-type="string">
            <text:p text:style-name="Table_20_Contents"><text:line-break/>worked on CVT for windows 2008 </text:p>
          </table:table-cell>
          <table:table-cell table:style-name="Table2.C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</table:table-row>
        <table:table-row>
          <table:table-cell table:style-name="Table2.A1" table:number-columns-spanned="6" office:value-type="string">
            <text:p text:style-name="Table_20_Contents">Thu 07/22/201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Table_20_Contents">Start</text:p>
          </table:table-cell>
          <table:table-cell table:style-name="Table2.A1" office:value-type="string">
            <text:p text:style-name="Table_20_Contents">Stop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2.A3" office:value-type="float" office:value="1215">
            <text:p text:style-name="Table_20_Contents">1215</text:p>
          </table:table-cell>
          <table:table-cell table:style-name="Table2.A3" office:value-type="float" office:value="1700">
            <text:p text:style-name="Table_20_Contents">1700</text:p>
          </table:table-cell>
          <table:table-cell table:style-name="Table2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3" office:value-type="string">
            <text:p text:style-name="Table_20_Contents"><text:line-break/>worked on CVT testing &amp; language support testing </text:p>
          </table:table-cell>
          <table:table-cell table:style-name="Table2.C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</table:table-row>
        <table:table-row>
          <table:table-cell table:style-name="Table2.A4" office:value-type="float" office:value="1145">
            <text:p text:style-name="Table_20_Contents">1145</text:p>
          </table:table-cell>
          <table:table-cell table:style-name="Table2.A4" office:value-type="float" office:value="1215">
            <text:p text:style-name="Table_20_Contents">1215</text:p>
          </table:table-cell>
          <table:table-cell table:style-name="Table2.C4" office:value-type="string">
            <text:p text:style-name="Table_20_Contents"><text:a xlink:type="simple" xlink:href="http://cgi-bin/twiki/view/Atomic/bluePersonal" office:target-frame-name="_blank" xlink:show="new"/></text:p>
          </table:table-cell>
          <table:table-cell table:style-name="Table2.C4" office:value-type="string">
            <text:p text:style-name="Table_20_Contents"><text:line-break/>lunch </text:p>
          </table:table-cell>
          <table:table-cell table:style-name="Table2.C4" office:value-type="string">
            <text:p text:style-name="Table_20_Contents"/>
          </table:table-cell>
          <table:table-cell table:style-name="Table2.C4" office:value-type="string">
            <text:p text:style-name="Table_20_Contents"/>
          </table:table-cell>
        </table:table-row>
        <table:table-row>
          <table:table-cell table:style-name="Table2.A3" office:value-type="float" office:value="930">
            <text:p text:style-name="Table_20_Contents">930</text:p>
          </table:table-cell>
          <table:table-cell table:style-name="Table2.A3" office:value-type="float" office:value="1145">
            <text:p text:style-name="Table_20_Contents">1145</text:p>
          </table:table-cell>
          <table:table-cell table:style-name="Table2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3" office:value-type="string">
            <text:p text:style-name="Table_20_Contents"><text:line-break/>CVT testing on windows server 2003 </text:p>
          </table:table-cell>
          <table:table-cell table:style-name="Table2.C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</table:table-row>
        <table:table-row>
          <table:table-cell table:style-name="Table2.A4" office:value-type="float" office:value="915">
            <text:p text:style-name="Table_20_Contents">915</text:p>
          </table:table-cell>
          <table:table-cell table:style-name="Table2.A4" office:value-type="float" office:value="930">
            <text:p text:style-name="Table_20_Contents">930</text:p>
          </table:table-cell>
          <table:table-cell table:style-name="Table2.C4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4" office:value-type="string">
            <text:p text:style-name="Table_20_Contents"><text:line-break/>status meeting </text:p>
          </table:table-cell>
          <table:table-cell table:style-name="Table2.C4" office:value-type="string">
            <text:p text:style-name="Table_20_Contents"/>
          </table:table-cell>
          <table:table-cell table:style-name="Table2.C4" office:value-type="string">
            <text:p text:style-name="Table_20_Contents"/>
          </table:table-cell>
        </table:table-row>
        <table:table-row>
          <table:table-cell table:style-name="Table2.A3" office:value-type="float" office:value="830">
            <text:p text:style-name="Table_20_Contents">830</text:p>
          </table:table-cell>
          <table:table-cell table:style-name="Table2.A3" office:value-type="float" office:value="915">
            <text:p text:style-name="Table_20_Contents">915</text:p>
          </table:table-cell>
          <table:table-cell table:style-name="Table2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3" office:value-type="string">
            <text:p text:style-name="Table_20_Contents"><text:line-break/>worked on SVT testing for AIX </text:p>
          </table:table-cell>
          <table:table-cell table:style-name="Table2.C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</table:table-row>
        <table:table-row>
          <table:table-cell table:style-name="Table2.A1" table:number-columns-spanned="6" office:value-type="string">
            <text:p text:style-name="Table_20_Contents">Wed 07/21/201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Table_20_Contents">Start</text:p>
          </table:table-cell>
          <table:table-cell table:style-name="Table2.A1" office:value-type="string">
            <text:p text:style-name="Table_20_Contents">Stop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2.A3" office:value-type="float" office:value="1230">
            <text:p text:style-name="Table_20_Contents">1230</text:p>
          </table:table-cell>
          <table:table-cell table:style-name="Table2.A3" office:value-type="float" office:value="1700">
            <text:p text:style-name="Table_20_Contents">1700</text:p>
          </table:table-cell>
          <table:table-cell table:style-name="Table2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3" office:value-type="string">
            <text:p text:style-name="Table_20_Contents"><text:line-break/><text:soft-page-break/>worked on SVT windows / linux / AIX </text:p>
          </table:table-cell>
          <table:table-cell table:style-name="Table2.C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</table:table-row>
        <table:table-row>
          <table:table-cell table:style-name="Table2.A4" office:value-type="float" office:value="1145">
            <text:p text:style-name="Table_20_Contents">1145</text:p>
          </table:table-cell>
          <table:table-cell table:style-name="Table2.A4" office:value-type="float" office:value="1230">
            <text:p text:style-name="Table_20_Contents">1230</text:p>
          </table:table-cell>
          <table:table-cell table:style-name="Table2.C4" office:value-type="string">
            <text:p text:style-name="Table_20_Contents"><text:a xlink:type="simple" xlink:href="http://cgi-bin/twiki/view/Atomic/bluePersonal" office:target-frame-name="_blank" xlink:show="new"/></text:p>
          </table:table-cell>
          <table:table-cell table:style-name="Table2.C4" office:value-type="string">
            <text:p text:style-name="Table_20_Contents"><text:line-break/>lunch </text:p>
          </table:table-cell>
          <table:table-cell table:style-name="Table2.C4" office:value-type="string">
            <text:p text:style-name="Table_20_Contents"/>
          </table:table-cell>
          <table:table-cell table:style-name="Table2.C4" office:value-type="string">
            <text:p text:style-name="Table_20_Contents"/>
          </table:table-cell>
        </table:table-row>
        <table:table-row>
          <table:table-cell table:style-name="Table2.A3" office:value-type="float" office:value="930">
            <text:p text:style-name="Table_20_Contents">930</text:p>
          </table:table-cell>
          <table:table-cell table:style-name="Table2.A3" office:value-type="float" office:value="1145">
            <text:p text:style-name="Table_20_Contents">1145</text:p>
          </table:table-cell>
          <table:table-cell table:style-name="Table2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3" office:value-type="string">
            <text:p text:style-name="Table_20_Contents"><text:line-break/>SVT testing </text:p>
          </table:table-cell>
          <table:table-cell table:style-name="Table2.C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</table:table-row>
        <table:table-row>
          <table:table-cell table:style-name="Table2.A4" office:value-type="float" office:value="915">
            <text:p text:style-name="Table_20_Contents">915</text:p>
          </table:table-cell>
          <table:table-cell table:style-name="Table2.A4" office:value-type="float" office:value="930">
            <text:p text:style-name="Table_20_Contents">930</text:p>
          </table:table-cell>
          <table:table-cell table:style-name="Table2.C4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4" office:value-type="string">
            <text:p text:style-name="Table_20_Contents"><text:line-break/>status meeting </text:p>
          </table:table-cell>
          <table:table-cell table:style-name="Table2.C4" office:value-type="string">
            <text:p text:style-name="Table_20_Contents"/>
          </table:table-cell>
          <table:table-cell table:style-name="Table2.C4" office:value-type="string">
            <text:p text:style-name="Table_20_Contents"/>
          </table:table-cell>
        </table:table-row>
        <table:table-row>
          <table:table-cell table:style-name="Table2.A3" office:value-type="float" office:value="830">
            <text:p text:style-name="Table_20_Contents">830</text:p>
          </table:table-cell>
          <table:table-cell table:style-name="Table2.A3" office:value-type="float" office:value="915">
            <text:p text:style-name="Table_20_Contents">915</text:p>
          </table:table-cell>
          <table:table-cell table:style-name="Table2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3" office:value-type="string">
            <text:p text:style-name="Table_20_Contents"><text:line-break/>SVT testing </text:p>
          </table:table-cell>
          <table:table-cell table:style-name="Table2.C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</table:table-row>
        <table:table-row>
          <table:table-cell table:style-name="Table2.A1" table:number-columns-spanned="6" office:value-type="string">
            <text:p text:style-name="Table_20_Contents">Tue 07/20/201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Table_20_Contents">Start</text:p>
          </table:table-cell>
          <table:table-cell table:style-name="Table2.A1" office:value-type="string">
            <text:p text:style-name="Table_20_Contents">Stop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2.A3" office:value-type="float" office:value="1215">
            <text:p text:style-name="Table_20_Contents">1215</text:p>
          </table:table-cell>
          <table:table-cell table:style-name="Table2.A3" office:value-type="float" office:value="1700">
            <text:p text:style-name="Table_20_Contents">1700</text:p>
          </table:table-cell>
          <table:table-cell table:style-name="Table2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3" office:value-type="string">
            <text:p text:style-name="Table_20_Contents"><text:line-break/>SVT testing of Siebel agent </text:p>
          </table:table-cell>
          <table:table-cell table:style-name="Table2.C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</table:table-row>
        <table:table-row>
          <table:table-cell table:style-name="Table2.A4" office:value-type="float" office:value="1200">
            <text:p text:style-name="Table_20_Contents">1200</text:p>
          </table:table-cell>
          <table:table-cell table:style-name="Table2.A4" office:value-type="float" office:value="1215">
            <text:p text:style-name="Table_20_Contents">1215</text:p>
          </table:table-cell>
          <table:table-cell table:style-name="Table2.C4" office:value-type="string">
            <text:p text:style-name="Table_20_Contents"><text:a xlink:type="simple" xlink:href="http://cgi-bin/twiki/view/Atomic/bluePersonal" office:target-frame-name="_blank" xlink:show="new"/></text:p>
          </table:table-cell>
          <table:table-cell table:style-name="Table2.C4" office:value-type="string">
            <text:p text:style-name="Table_20_Contents"><text:line-break/>lunch </text:p>
          </table:table-cell>
          <table:table-cell table:style-name="Table2.C4" office:value-type="string">
            <text:p text:style-name="Table_20_Contents"/>
          </table:table-cell>
          <table:table-cell table:style-name="Table2.C4" office:value-type="string">
            <text:p text:style-name="Table_20_Contents"/>
          </table:table-cell>
        </table:table-row>
        <table:table-row>
          <table:table-cell table:style-name="Table2.A3" office:value-type="float" office:value="945">
            <text:p text:style-name="Table_20_Contents">945</text:p>
          </table:table-cell>
          <table:table-cell table:style-name="Table2.C3" office:value-type="string">
            <text:p text:style-name="Table_20_Contents">12</text:p>
          </table:table-cell>
          <table:table-cell table:style-name="Table2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3" office:value-type="string">
            <text:p text:style-name="Table_20_Contents"><text:line-break/>worked on SVT testing / logging errors, etc. </text:p>
          </table:table-cell>
          <table:table-cell table:style-name="Table2.C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</table:table-row>
        <table:table-row>
          <table:table-cell table:style-name="Table2.A4" office:value-type="float" office:value="930">
            <text:p text:style-name="Table_20_Contents">930</text:p>
          </table:table-cell>
          <table:table-cell table:style-name="Table2.A4" office:value-type="float" office:value="945">
            <text:p text:style-name="Table_20_Contents">945</text:p>
          </table:table-cell>
          <table:table-cell table:style-name="Table2.C4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4" office:value-type="string">
            <text:p text:style-name="Table_20_Contents"><text:line-break/>status meeting </text:p>
          </table:table-cell>
          <table:table-cell table:style-name="Table2.C4" office:value-type="string">
            <text:p text:style-name="Table_20_Contents"/>
          </table:table-cell>
          <table:table-cell table:style-name="Table2.C4" office:value-type="string">
            <text:p text:style-name="Table_20_Contents"/>
          </table:table-cell>
        </table:table-row>
        <table:table-row>
          <table:table-cell table:style-name="Table2.A3" office:value-type="float" office:value="830">
            <text:p text:style-name="Table_20_Contents">830</text:p>
          </table:table-cell>
          <table:table-cell table:style-name="Table2.A3" office:value-type="float" office:value="930">
            <text:p text:style-name="Table_20_Contents">930</text:p>
          </table:table-cell>
          <table:table-cell table:style-name="Table2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3" office:value-type="string">
            <text:p text:style-name="Table_20_Contents"><text:line-break/>worked on SVT testing, finished an overnight test </text:p>
          </table:table-cell>
          <table:table-cell table:style-name="Table2.C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</table:table-row>
        <table:table-row>
          <table:table-cell table:style-name="Table2.A1" table:number-columns-spanned="6" office:value-type="string">
            <text:p text:style-name="Table_20_Contents">Mon 07/19/201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Table_20_Contents">Start</text:p>
          </table:table-cell>
          <table:table-cell table:style-name="Table2.A1" office:value-type="string">
            <text:p text:style-name="Table_20_Contents">Stop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2.A3" office:value-type="float" office:value="1200">
            <text:p text:style-name="Table_20_Contents">1200</text:p>
          </table:table-cell>
          <table:table-cell table:style-name="Table2.A3" office:value-type="float" office:value="1715">
            <text:p text:style-name="Table_20_Contents">1715</text:p>
          </table:table-cell>
          <table:table-cell table:style-name="Table2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3" office:value-type="string">
            <text:p text:style-name="Table_20_Contents"><text:line-break/>worked on SVT testing </text:p>
          </table:table-cell>
          <table:table-cell table:style-name="Table2.C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</table:table-row>
        <table:table-row>
          <table:table-cell table:style-name="Table2.A4" office:value-type="float" office:value="1145">
            <text:p text:style-name="Table_20_Contents">1145</text:p>
          </table:table-cell>
          <table:table-cell table:style-name="Table2.A4" office:value-type="float" office:value="1200">
            <text:p text:style-name="Table_20_Contents">1200</text:p>
          </table:table-cell>
          <table:table-cell table:style-name="Table2.C4" office:value-type="string">
            <text:p text:style-name="Table_20_Contents"><text:a xlink:type="simple" xlink:href="http://cgi-bin/twiki/view/Atomic/bluePersonal" office:target-frame-name="_blank" xlink:show="new"/></text:p>
          </table:table-cell>
          <table:table-cell table:style-name="Table2.C4" office:value-type="string">
            <text:p text:style-name="Table_20_Contents"><text:line-break/>lunch </text:p>
          </table:table-cell>
          <table:table-cell table:style-name="Table2.C4" office:value-type="string">
            <text:p text:style-name="Table_20_Contents"/>
          </table:table-cell>
          <table:table-cell table:style-name="Table2.C4" office:value-type="string">
            <text:p text:style-name="Table_20_Contents"/>
          </table:table-cell>
        </table:table-row>
        <table:table-row>
          <table:table-cell table:style-name="Table2.A3" office:value-type="float" office:value="1000">
            <text:p text:style-name="Table_20_Contents">1000</text:p>
          </table:table-cell>
          <table:table-cell table:style-name="Table2.A3" office:value-type="float" office:value="1145">
            <text:p text:style-name="Table_20_Contents">1145</text:p>
          </table:table-cell>
          <table:table-cell table:style-name="Table2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3" office:value-type="string">
            <text:p text:style-name="Table_20_Contents"><text:line-break/>worked on SVT testing </text:p>
          </table:table-cell>
          <table:table-cell table:style-name="Table2.C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</table:table-row>
        <table:table-row>
          <table:table-cell table:style-name="Table2.A4" office:value-type="float" office:value="945">
            <text:p text:style-name="Table_20_Contents">945</text:p>
          </table:table-cell>
          <table:table-cell table:style-name="Table2.A4" office:value-type="float" office:value="1000">
            <text:p text:style-name="Table_20_Contents">1000</text:p>
          </table:table-cell>
          <table:table-cell table:style-name="Table2.C4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4" office:value-type="string">
            <text:p text:style-name="Table_20_Contents"><text:line-break/>status meeting </text:p>
          </table:table-cell>
          <table:table-cell table:style-name="Table2.C4" office:value-type="string">
            <text:p text:style-name="Table_20_Contents"/>
          </table:table-cell>
          <table:table-cell table:style-name="Table2.C4" office:value-type="string">
            <text:p text:style-name="Table_20_Contents"/>
          </table:table-cell>
        </table:table-row>
        <table:table-row>
          <table:table-cell table:style-name="Table2.A3" office:value-type="float" office:value="815">
            <text:p text:style-name="Table_20_Contents">815</text:p>
          </table:table-cell>
          <table:table-cell table:style-name="Table2.A3" office:value-type="float" office:value="945">
            <text:p text:style-name="Table_20_Contents">945</text:p>
          </table:table-cell>
          <table:table-cell table:style-name="Table2.C3" office:value-type="string">
            <text:p text:style-name="Table_20_Contents"><text:a xlink:type="simple" xlink:href="http://cgi-bin/twiki/view/Atomic/blueInfrastructureIN" office:target-frame-name="_blank" xlink:show="new"/></text:p>
          </table:table-cell>
          <table:table-cell table:style-name="Table2.C3" office:value-type="string">
            <text:p text:style-name="Table_20_Contents"><text:line-break/>worked on SVT testing </text:p>
          </table:table-cell>
          <table:table-cell table:style-name="Table2.C3" office:value-type="string">
            <text:p text:style-name="Table_20_Contents"/>
          </table:table-cell>
          <table:table-cell table:style-name="Table2.C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ua Burkhart</meta:initial-creator>
    <meta:creation-date>2010-08-02T07:10:51.93</meta:creation-date>
    <meta:document-statistic meta:table-count="2" meta:image-count="0" meta:object-count="0" meta:page-count="3" meta:paragraph-count="170" meta:word-count="328" meta:character-count="1742"/>
    <dc:date>2010-08-02T07:17:37.71</dc:date>
    <dc:creator>Joshua Burkhart</dc:creator>
    <meta:editing-duration>PT00H06M45S</meta:editing-duration>
    <meta:editing-cycles>1</meta:editing-cycles>
    <meta:generator>OpenOffice.org/3.2$Win32 OpenOffice.org_project/320m18$Build-9502</meta:generator>
  </office:meta>
</office:document-meta>
</file>